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195cm" fo:min-width="0.389cm"/>
    </style:style>
    <style:style style:name="gr2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2.929cm"/>
    </style:style>
    <style:style style:name="gr3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3.544cm"/>
    </style:style>
    <style:style style:name="gr4" style:family="graphic" style:parent-style-name="standard">
      <style:graphic-properties draw:stroke="none" svg:stroke-color="#000000" draw:fill="none" draw:fill-color="#ffffff" fo:min-height="1.297cm"/>
    </style:style>
    <style:style style:name="gr5" style:family="graphic" style:parent-style-name="standard">
      <style:graphic-properties draw:stroke="none" svg:stroke-color="#000000" draw:fill="none" draw:fill-color="#ffffff" fo:min-height="1.729cm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889cm" svg:x="1.854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429cm" svg:height="2.413cm" svg:x="3.251cm" svg:y="0.321cm">
          <text:p text:style-name="P2"><text:span text:style-name="T1">Step-1 </text:span></text:p>
          <text:p text:style-name="P2"><text:span text:style-name="T2"/></text:p>
          <text:p text:style-name="P2"><text:span text:style-name="T2">LiDAR <text:s/></text:span></text:p>
          <text:p text:style-name="P2"><text:span text:style-name="T2">Data Filte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7.0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44cm" svg:height="2.413cm" svg:x="8.351cm" svg:y="0.321cm">
          <text:p text:style-name="P2"><text:span text:style-name="T1">Step-2</text:span></text:p>
          <text:p text:style-name="P2"><text:span text:style-name="T3"/></text:p>
          <text:p text:style-name="P2"><text:span text:style-name="T3">Object Segmentation</text:span></text:p>
          <text:p text:style-name="P2"><text:span text:style-name="T3">&amp; Noise Remov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2.756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44cm" svg:height="2.413cm" svg:x="14.051cm" svg:y="0.321cm">
          <text:p text:style-name="P2"><text:span text:style-name="T1">Step-3</text:span></text:p>
          <text:p text:style-name="P2"><text:span text:style-name="T3"/></text:p>
          <text:p text:style-name="P2"><text:span text:style-name="T3">Multi-Label </text:span></text:p>
          <text:p text:style-name="P2"><text:span text:style-name="T3">Object Class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8.3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794cm" svg:height="1.547cm" svg:x="-0.035cm" svg:y="0.956cm">
          <draw:text-box>
            <text:p><text:span text:style-name="T4">Input: </text:span></text:p>
            <text:p><text:span text:style-name="T5">Raw 3D Point Cloud</text:span></text:p>
          </draw:text-box>
        </draw:frame>
        <draw:frame draw:style-name="gr5" draw:text-style-name="P5" draw:layer="layout" svg:width="2.902cm" svg:height="1.979cm" svg:x="19.288cm" svg:y="0.575cm">
          <draw:text-box>
            <text:p><text:span text:style-name="T4">Output</text:span><text:span text:style-name="T5">: </text:span></text:p>
            <text:p><text:span text:style-name="T5">Object List <text:s/></text:span></text:p>
            <text:p><text:span text:style-name="T5">With Cla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98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1:28:40.762643157</meta:creation-date>
    <dc:date>2019-04-26T13:08:23.318771671</dc:date>
    <meta:editing-duration>PT10M45S</meta:editing-duration>
    <meta:editing-cycles>6</meta:editing-cycles>
    <meta:generator>LibreOffice/6.0.7.3$Linux_X86_64 LibreOffice_project/00m0$Build-3</meta:generator>
    <meta:document-statistic meta:object-count="9"/>
  </office:meta>
</office:document-meta>
</file>